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a602" officeooo:paragraph-rsid="0011a602"/>
    </style:style>
    <style:style style:name="P2" style:family="paragraph" style:parent-style-name="Standard">
      <style:paragraph-properties fo:text-align="start" style:justify-single-word="false"/>
      <style:text-properties officeooo:rsid="00123c3a" officeooo:paragraph-rsid="00123c3a"/>
    </style:style>
    <style:style style:name="P3" style:family="paragraph" style:parent-style-name="Standard">
      <style:paragraph-properties fo:text-align="start" style:justify-single-word="false"/>
      <style:text-properties officeooo:rsid="00123c3a" officeooo:paragraph-rsid="001275e7"/>
    </style:style>
    <style:style style:name="P4" style:family="paragraph" style:parent-style-name="Standard">
      <style:paragraph-properties fo:text-align="start" style:justify-single-word="false"/>
      <style:text-properties officeooo:rsid="001275e7" officeooo:paragraph-rsid="001275e7"/>
    </style:style>
    <style:style style:name="P5" style:family="paragraph" style:parent-style-name="Standard">
      <style:paragraph-properties fo:text-align="start" style:justify-single-word="false"/>
      <style:text-properties officeooo:rsid="0013d7f4" officeooo:paragraph-rsid="0013d7f4"/>
    </style:style>
    <style:style style:name="P6" style:family="paragraph" style:parent-style-name="Standard">
      <style:paragraph-properties fo:text-align="start" style:justify-single-word="false"/>
      <style:text-properties officeooo:rsid="00148be3" officeooo:paragraph-rsid="00148be3"/>
    </style:style>
    <style:style style:name="P7" style:family="paragraph" style:parent-style-name="Standard">
      <style:paragraph-properties fo:text-align="start" style:justify-single-word="false"/>
      <style:text-properties officeooo:rsid="00163ef5" officeooo:paragraph-rsid="00163ef5"/>
    </style:style>
    <style:style style:name="P8" style:family="paragraph" style:parent-style-name="Standard">
      <style:paragraph-properties fo:text-align="start" style:justify-single-word="false"/>
      <style:text-properties officeooo:rsid="00168475" officeooo:paragraph-rsid="00168475"/>
    </style:style>
    <style:style style:name="P9" style:family="paragraph" style:parent-style-name="Standard">
      <style:paragraph-properties fo:text-align="start" style:justify-single-word="false"/>
      <style:text-properties officeooo:rsid="00172835" officeooo:paragraph-rsid="00172835"/>
    </style:style>
    <style:style style:name="P10" style:family="paragraph" style:parent-style-name="Standard">
      <style:paragraph-properties fo:text-align="start" style:justify-single-word="false"/>
      <style:text-properties officeooo:rsid="0018cdb7" officeooo:paragraph-rsid="0018cdb7"/>
    </style:style>
    <style:style style:name="P11" style:family="paragraph" style:parent-style-name="Standard">
      <style:paragraph-properties fo:text-align="start" style:justify-single-word="false"/>
      <style:text-properties officeooo:rsid="0019f8d2" officeooo:paragraph-rsid="0019f8d2"/>
    </style:style>
    <style:style style:name="P12" style:family="paragraph" style:parent-style-name="Standard">
      <style:paragraph-properties fo:text-align="start" style:justify-single-word="false"/>
      <style:text-properties officeooo:rsid="001b5fcd" officeooo:paragraph-rsid="001b5fcd"/>
    </style:style>
    <style:style style:name="P13" style:family="paragraph" style:parent-style-name="Standard">
      <style:paragraph-properties fo:text-align="start" style:justify-single-word="false"/>
      <style:text-properties officeooo:rsid="001caa02" officeooo:paragraph-rsid="001caa02"/>
    </style:style>
    <style:style style:name="P14" style:family="paragraph" style:parent-style-name="Standard">
      <style:paragraph-properties fo:text-align="start" style:justify-single-word="false"/>
      <style:text-properties officeooo:rsid="001275e7" officeooo:paragraph-rsid="001275e7"/>
    </style:style>
    <style:style style:name="P15" style:family="paragraph" style:parent-style-name="Standard">
      <style:paragraph-properties fo:text-align="start" style:justify-single-word="false"/>
      <style:text-properties officeooo:rsid="0020c833" officeooo:paragraph-rsid="0020c833"/>
    </style:style>
    <style:style style:name="P16" style:family="paragraph" style:parent-style-name="Standard">
      <style:paragraph-properties fo:text-align="start" style:justify-single-word="false"/>
      <style:text-properties officeooo:rsid="0021715c" officeooo:paragraph-rsid="0021715c"/>
    </style:style>
    <style:style style:name="T1" style:family="text">
      <style:text-properties officeooo:rsid="001275e7"/>
    </style:style>
    <style:style style:name="T2" style:family="text">
      <style:text-properties officeooo:rsid="00172835"/>
    </style:style>
    <style:style style:name="T3" style:family="text">
      <style:text-properties officeooo:rsid="0020b4ac"/>
    </style:style>
    <style:style style:name="T4" style:family="text">
      <style:text-properties officeooo:rsid="0021715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 5 LD</text:p>
      <text:p text:style-name="P2">Rappels :</text:p>
      <text:p text:style-name="P2">- Un littéral est une proposition atomique affirmée ou niée.</text:p>
      <text:p text:style-name="P3">- Une clause est une disjonction <text:span text:style-name="T1">de littéraux</text:span></text:p>
      <text:p text:style-name="P3">- <text:span text:style-name="T1">Une formule en CNF est une conjonction de clauses</text:span></text:p>
      <text:p text:style-name="P3"/>
      <text:p text:style-name="P4">La mise en CNF s'appelle aussi mise en forme clausale.</text:p>
      <text:p text:style-name="P3"><text:span text:style-name="T1">Règles de réécriture pour mettre en CNF (~&gt; se lit "se réécrit en")</text:span><text:tab/></text:p>
      <text:p text:style-name="P4">F &lt;=&gt; G ~&gt; (F =&gt; G) ^ (G =&gt; F)</text:p>
      <text:p text:style-name="P4">F =&gt; G ~&gt; (/F v G)</text:p>
      <text:p text:style-name="P4">//F ~&gt; F</text:p>
      <text:p text:style-name="P4">/(F ^ G) ~&gt; /F v /G</text:p>
      <text:p text:style-name="P4">/(F v G) ~&gt; /F ^ /G</text:p>
      <text:p text:style-name="P5">F v (G ^ H) ~&gt; (F v G) ^ (F v H)</text:p>
      <text:p text:style-name="P5">(F ^ G) v H ~&gt; (F v H) ^ (F v H)</text:p>
      <text:p text:style-name="P5">(F ^ G) v H ~&gt; (F v H) ^ (G v H)</text:p>
      <text:p text:style-name="P5">(F v F) ~&gt; F</text:p>
      <text:p text:style-name="P6">Exemples de formules en CNF</text:p>
      <text:p text:style-name="P6"><text:tab/>A v B v C : 1 seule clause</text:p>
      <text:p text:style-name="P6"><text:tab/>A ^ B ^ C : 3 clauses</text:p>
      <text:p text:style-name="P7"><text:tab/>A<text:tab/> <text:s text:c="4"/>: 1 seule clause</text:p>
      <text:p text:style-name="P8">En appliquant ces règles de manière répétitive, on oboutit toujours à une formule en CNF.</text:p>
      <text:p text:style-name="P8">Soit cnf(F) l'opération de mise en forme clausale de F</text:p>
      <text:p text:style-name="P8">Prop 4,1 </text:p>
      <text:p text:style-name="P8"><text:tab/>F est non satisfaisable si et seulement si cnf(F) |-- <text:span text:style-name="T2">(antitruc / clause vide)</text:span></text:p>
      <text:p text:style-name="P8">où |-- applique la règle de résolution.</text:p>
      <text:p text:style-name="P9"/>
      <text:p text:style-name="P9">4,3) Règle de résolution propositionnelle</text:p>
      <text:p text:style-name="P9"><text:tab/></text:p>
      <text:p text:style-name="P9"><draw:frame draw:style-name="fr1" draw:name="Objet1" text:anchor-type="as-char" svg:width="2.036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P est un atome,</text:p>
      <text:p text:style-name="P9">C et D sont des clauses</text:p>
      <text:p text:style-name="P9">On produit (clause vide / antitruc) si C et D sont vides</text:p>
      <text:p text:style-name="P9"><draw:frame draw:style-name="fr1" draw:name="Objet2" text:anchor-type="as-char" svg:width="1.651cm" svg:height="1.002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9"/>
      <text:p text:style-name="P10">Soit E un ensemble de clauses et C une clause. On note E |-- C si on peut produise C à partir de E par résolution.</text:p>
      <text:p text:style-name="P10"/>
      <text:p text:style-name="P11">Exemple {p1 v p2, /p2 v /p3, p3} |-- p1</text:p>
      <text:p text:style-name="P11"><draw:frame draw:style-name="fr1" draw:name="Objet3" text:anchor-type="as-char" svg:width="4.013cm" svg:height="1.535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2">4,3,1) Résolvante d'une paire de clauses</text:p>
      <text:p text:style-name="P13">Deux clauses C1 et C2 forment une paire résoluble s'il existe une et une seule proposition atomique qui soit affirmée dans C1 et niée dans C2.</text:p>
      <text:p text:style-name="P13">On note res(C1 , C2) la disjonction des littéraux de C1 et de C2 moins cette paire opposée.</text:p>
      <text:p text:style-name="P13">Exemple :</text:p>
      <text:p text:style-name="P13"><draw:frame draw:style-name="fr1" draw:name="Objet4" text:anchor-type="as-char" svg:width="3.283cm" svg:height="0.467cm" draw:z-index="3"><draw:object xlink:href="./Object 4" xlink:type="simple" xlink:show="embed" xlink:actuate="onLoad"/><draw:image xlink:href="./ObjectReplacements/Object 4" xlink:type="simple" xlink:show="embed" xlink:actuate="onLoad"/></draw:frame><text:tab/><draw:frame draw:style-name="fr1" draw:name="Objet5" text:anchor-type="as-char" svg:width="3.037cm" svg:height="0.469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draw:frame draw:style-name="fr1" draw:name="Objet6" text:anchor-type="as-char" svg:width="4.637cm" svg:height="0.5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3"><draw:frame draw:style-name="fr1" draw:name="Objet7" text:anchor-type="as-char" svg:width="2.36cm" svg:height="0.469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tab/><draw:frame draw:style-name="fr1" draw:name="Objet8" text:anchor-type="as-char" svg:width="2.381cm" svg:height="0.469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text:tab/><draw:frame draw:style-name="fr1" draw:name="Objet9" text:anchor-type="as-char" svg:width="2.635cm" svg:height="0.469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 <text:span text:style-name="T3">non résolubles</text:span></text:p>
      <text:p text:style-name="P13"><draw:frame draw:style-name="fr1" draw:name="Objet10" text:anchor-type="as-char" svg:width="3.291cm" svg:height="0.469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text:tab/><text:tab/><draw:frame draw:style-name="fr1" draw:name="Objet11" text:anchor-type="as-char" svg:width="3.298cm" svg:height="0.469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3">non résolubles</text:span></text:p>
      <text:p text:style-name="P15"><text:soft-page-break/>C7 = A<text:tab/><text:tab/><draw:frame draw:style-name="fr1" draw:name="Objet12" text:anchor-type="as-char" svg:width="1.725cm" svg:height="0.469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text:tab/><draw:frame draw:style-name="fr1" draw:name="Objet13" text:anchor-type="as-char" svg:width="4.053cm" svg:height="0.51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15"/>
      <text:p text:style-name="P15">4.4) La méthode de résolution propositionnelle</text:p>
      <text:p text:style-name="P15">= Méthode de ROBINSON</text:p>
      <text:p text:style-name="P15">Simple à mettre oeuvre.</text:p>
      <text:p text:style-name="P15">Il existe des méthode plus efficace.</text:p>
      <text:p text:style-name="P15">Soit F une formule. On cherche à savoir si F est valide (|= F ?)</text:p>
      <text:p text:style-name="P15">1. calculer cnf(/F) : on met la négation de F sous forme clausale</text:p>
      <text:p text:style-name="P15">2. Appliquer répétitivement <text:span text:style-name="T4">la règle de résolution à l'ensemble de clauses défini par cnf(/F)</text:span></text:p>
      <text:p text:style-name="P16">3. Si la clause vide antitruc est produite, alors /F es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21S</meta:editing-duration>
    <meta:editing-cycles>21</meta:editing-cycles>
    <meta:generator>LibreOffice/4.4.2.2$Linux_X86_64 LibreOffice_project/40m0$Build-2</meta:generator>
    <dc:date>2015-10-12T10:55:49.509632738</dc:date>
    <meta:document-statistic meta:table-count="0" meta:image-count="0" meta:object-count="13" meta:page-count="2" meta:paragraph-count="51" meta:word-count="405" meta:character-count="1885" meta:non-whitespace-character-count="150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frac>
      <mrow>
        <mrow>
          <mo stretchy="false">¬</mo>
          <mi>P</mi>
        </mrow>
        <mi>,</mi>
        <mrow>
          <mi>P</mi>
          <mo stretchy="false">∨</mo>
          <mi>D</mi>
        </mrow>
      </mrow>
      <mrow>
        <mi>C</mi>
        <mo stretchy="false">∨</mo>
        <mi>D</mi>
      </mrow>
    </mfrac>
    <annotation encoding="StarMath 5.0">{ neg P	, P or D  } over { C or D } </annotation>
  </semantics>
</math>
</file>

<file path=Object 10/content.xml><?xml version="1.0" encoding="utf-8"?>
<math xmlns="http://www.w3.org/1998/Math/MathML" display="block">
  <semantics>
    <mrow>
      <mi>C</mi>
      <mrow>
        <mn>5</mn>
        <mo stretchy="false">=</mo>
        <mrow>
          <mi>A</mi>
          <mo stretchy="false">∨</mo>
          <mrow>
            <mo stretchy="false">¬</mo>
            <mi>B</mi>
          </mrow>
          <mo stretchy="false">∨</mo>
          <mrow>
            <mo stretchy="false">¬</mo>
            <mi>C</mi>
          </mrow>
        </mrow>
      </mrow>
    </mrow>
    <annotation encoding="StarMath 5.0">{C5 = A or neg B or neg C}
</annotation>
  </semantics>
</math>
</file>

<file path=Object 11/content.xml><?xml version="1.0" encoding="utf-8"?>
<math xmlns="http://www.w3.org/1998/Math/MathML" display="block">
  <semantics>
    <mrow>
      <mi>C</mi>
      <mrow>
        <mn>6</mn>
        <mo stretchy="false">=</mo>
        <mrow>
          <mi>B</mi>
          <mo stretchy="false">∨</mo>
          <mrow>
            <mo stretchy="false">¬</mo>
            <mi>C</mi>
          </mrow>
          <mo stretchy="false">∨</mo>
          <mrow>
            <mo stretchy="false">¬</mo>
            <mi>A</mi>
          </mrow>
        </mrow>
      </mrow>
    </mrow>
    <annotation encoding="StarMath 5.0">{C6 = B or neg C or neg A}
</annotation>
  </semantics>
</math>
</file>

<file path=Object 12/content.xml><?xml version="1.0" encoding="utf-8"?>
<math xmlns="http://www.w3.org/1998/Math/MathML" display="block">
  <semantics>
    <mrow>
      <mi>C</mi>
      <mrow>
        <mn>6</mn>
        <mo stretchy="false">=</mo>
        <mrow>
          <mo stretchy="false">¬</mo>
          <mi>A</mi>
        </mrow>
      </mrow>
    </mrow>
    <annotation encoding="StarMath 5.0">{C6 = neg A}
</annotation>
  </semantics>
</math>
</file>

<file path=Object 13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C</mi>
              <mn>7,</mn>
              <mi>C</mi>
              <mn>8</mn>
            </mrow>
          </mrow>
          <mo fence="true" stretchy="false">)</mo>
        </mrow>
        <mo stretchy="false">=</mo>
        <mi mathvariant="italic">antitruc</mi>
      </mrow>
    </mrow>
    <annotation encoding="StarMath 5.0">{res(C7,C8) = antitruc}
</annotation>
  </semantics>
</math>
</file>

<file path=Object 2/content.xml><?xml version="1.0" encoding="utf-8"?>
<math xmlns="http://www.w3.org/1998/Math/MathML" display="block">
  <semantics>
    <mfrac>
      <mrow>
        <mrow>
          <mo stretchy="false">¬</mo>
          <mi>P</mi>
        </mrow>
        <mi>,</mi>
        <mi>P</mi>
      </mrow>
      <mi mathvariant="italic">antitruc</mi>
    </mfrac>
    <annotation encoding="StarMath 5.0">{ neg P	, P  } over { antitruc } </annotation>
  </semantics>
</math>
</file>

<file path=Object 3/content.xml><?xml version="1.0" encoding="utf-8"?>
<math xmlns="http://www.w3.org/1998/Math/MathML" display="block">
  <semantics>
    <mfrac>
      <mfrac>
        <mrow>
          <mi>P</mi>
          <mrow>
            <mn>1</mn>
            <mo stretchy="false">∨</mo>
            <mi>P</mi>
          </mrow>
          <mn>2</mn>
          <mi>,</mi>
          <mrow>
            <mo stretchy="false">¬</mo>
            <mi>P</mi>
          </mrow>
          <mrow>
            <mn>2</mn>
            <mo stretchy="false">∨</mo>
            <mrow>
              <mo stretchy="false">¬</mo>
              <mi>P</mi>
            </mrow>
          </mrow>
          <mn>3</mn>
        </mrow>
        <mrow>
          <mi>P</mi>
          <mrow>
            <mn>1</mn>
            <mo stretchy="false">∨</mo>
            <mrow>
              <mo stretchy="false">¬</mo>
              <mi>P</mi>
            </mrow>
          </mrow>
          <mn>3</mn>
          <mi>,</mi>
          <mi>P</mi>
          <mn>3</mn>
        </mrow>
      </mfrac>
      <mrow>
        <mi>P</mi>
        <mn>1</mn>
      </mrow>
    </mfrac>
    <annotation encoding="StarMath 5.0">{ P1 or P2 , neg P2 or neg P3 } over { P1 or neg P3 ,  P3 } over { P1 } </annotation>
  </semantics>
</math>
</file>

<file path=Object 4/content.xml><?xml version="1.0" encoding="utf-8"?>
<math xmlns="http://www.w3.org/1998/Math/MathML" display="block">
  <semantics>
    <mrow>
      <mi>C</mi>
      <mrow>
        <mn>1</mn>
        <mo stretchy="false">=</mo>
        <mrow>
          <mi>A</mi>
          <mo stretchy="false">∨</mo>
          <mrow>
            <mo stretchy="false">¬</mo>
            <mi>B</mi>
          </mrow>
          <mo stretchy="false">∨</mo>
          <mrow>
            <mo stretchy="false">¬</mo>
            <mi>C</mi>
          </mrow>
        </mrow>
      </mrow>
    </mrow>
    <annotation encoding="StarMath 5.0">{ C1 = A or neg B or neg C }
</annotation>
  </semantics>
</math>
</file>

<file path=Object 5/content.xml><?xml version="1.0" encoding="utf-8"?>
<math xmlns="http://www.w3.org/1998/Math/MathML" display="block">
  <semantics>
    <mrow>
      <mi>C</mi>
      <mrow>
        <mn>2</mn>
        <mo stretchy="false">=</mo>
        <mrow>
          <mi>B</mi>
          <mo stretchy="false">∨</mo>
          <mrow>
            <mo stretchy="false">¬</mo>
            <mi>C</mi>
          </mrow>
          <mo stretchy="false">∨</mo>
          <mi>D</mi>
        </mrow>
      </mrow>
    </mrow>
    <annotation encoding="StarMath 5.0">{ C2 = B or neg C or D
 }
</annotation>
  </semantics>
</math>
</file>

<file path=Object 6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C</mi>
              <mn>1,</mn>
              <mi>C</mi>
              <mn>2</mn>
            </mrow>
          </mrow>
          <mo fence="true" stretchy="false">)</mo>
        </mrow>
        <mo stretchy="false">=</mo>
        <mrow>
          <mi>A</mi>
          <mo stretchy="false">∨</mo>
          <mrow>
            <mo stretchy="false">¬</mo>
            <mi>C</mi>
          </mrow>
          <mo stretchy="false">∨</mo>
          <mi>D</mi>
        </mrow>
      </mrow>
    </mrow>
    <annotation encoding="StarMath 5.0">{ res(C1,C2) = A or neg C or D }
</annotation>
  </semantics>
</math>
</file>

<file path=Object 7/content.xml><?xml version="1.0" encoding="utf-8"?>
<math xmlns="http://www.w3.org/1998/Math/MathML" display="block">
  <semantics>
    <mrow>
      <mi>C</mi>
      <mrow>
        <mn>3</mn>
        <mo stretchy="false">=</mo>
        <mrow>
          <mi>A</mi>
          <mo stretchy="false">∨</mo>
          <mrow>
            <mo stretchy="false">¬</mo>
            <mi>B</mi>
          </mrow>
        </mrow>
      </mrow>
    </mrow>
    <annotation encoding="StarMath 5.0">{ C3 = A or neg B}
</annotation>
  </semantics>
</math>
</file>

<file path=Object 8/content.xml><?xml version="1.0" encoding="utf-8"?>
<math xmlns="http://www.w3.org/1998/Math/MathML" display="block">
  <semantics>
    <mrow>
      <mi>C</mi>
      <mrow>
        <mn>4</mn>
        <mo stretchy="false">=</mo>
        <mrow>
          <mrow>
            <mo stretchy="false">¬</mo>
            <mi>A</mi>
          </mrow>
          <mo stretchy="false">∨</mo>
          <mi>B</mi>
        </mrow>
      </mrow>
    </mrow>
    <annotation encoding="StarMath 5.0">{C4 = neg A or B}
</annotation>
  </semantics>
</math>
</file>

<file path=Object 9/content.xml><?xml version="1.0" encoding="utf-8"?>
<math xmlns="http://www.w3.org/1998/Math/MathML" display="block">
  <semantics>
    <mrow>
      <mrow>
        <mo stretchy="false">¬</mo>
        <mi>C</mi>
      </mrow>
      <mrow>
        <mn>3</mn>
        <mo stretchy="false">=</mo>
        <mrow>
          <mrow>
            <mo stretchy="false">¬</mo>
            <mi>A</mi>
          </mrow>
          <mo stretchy="false">∧</mo>
          <mi>B</mi>
        </mrow>
      </mrow>
    </mrow>
    <annotation encoding="StarMath 5.0">{ neg C3 = neg A and B}
</annotation>
  </semantics>
</math>
</file>